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7.7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4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4">
      <style:table-cell-properties fo:background-color="#fff5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 table:maximum-difference="100"/>
      </table:calculation-settings>
      <table:table table:name="situacion en pobreza" table:style-name="ta1"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Población en situación de pobreza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Porcentaj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percentage" office:value="0.444" calcext:value-type="percentage">
            <text:p>44.4%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percentage" office:value="0.461" calcext:value-type="percentage">
            <text:p>46.1%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percentage" office:value="0.455" calcext:value-type="percentage">
            <text:p>45.5%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462" calcext:value-type="percentage">
            <text:p>46.2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436" calcext:value-type="percentage">
            <text:p>43.6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419" calcext:value-type="percentage">
            <text:p>41.9%</text:p>
          </table:table-cell>
        </table:table-row>
        <calcext:conditional-formats>
          <calcext:conditional-format calcext:target-range-address="'situacion en pobreza'.B3:'situacion en pobreza'.B8">
            <calcext:color-scale>
              <calcext:color-scale-entry calcext:value="0" calcext:type="minimum" calcext:color="#ffff6d"/>
              <calcext:color-scale-entry calcext:value="0" calcext:type="maximum" calcext:color="#ff7b59"/>
            </calcext:color-scale>
          </calcext:conditional-format>
        </calcext:conditional-formats>
      </table:table>
      <table:table table:name="Carencias sociales" table:style-name="ta1">
        <table:table-column table:style-name="co1" table:default-cell-style-name="ce3"/>
        <table:table-column table:style-name="co3" table:default-cell-style-name="ce6"/>
        <table:table-row table:style-name="ro1">
          <table:table-cell table:style-name="ce1" office:value-type="string" calcext:value-type="string" table:number-columns-spanned="2" table:number-rows-spanned="1">
            <text:p>Población vulnerable por carencias sociales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Porcentaj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percentage" office:value="0.323" calcext:value-type="percentage">
            <text:p>32.3%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percentage" office:value="0.281" calcext:value-type="percentage">
            <text:p>28.1%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percentage" office:value="0.286" calcext:value-type="percentage">
            <text:p>28.6%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263" calcext:value-type="percentage">
            <text:p>26.3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268" calcext:value-type="percentage">
            <text:p>26.8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293" calcext:value-type="percentage">
            <text:p>29.3%</text:p>
          </table:table-cell>
        </table:table-row>
        <calcext:conditional-formats>
          <calcext:conditional-format calcext:target-range-address="'Carencias sociales'.B3:'Carencias sociales'.B8">
            <calcext:color-scale>
              <calcext:color-scale-entry calcext:value="0" calcext:type="minimum" calcext:color="#ffff6d"/>
              <calcext:color-scale-entry calcext:value="0" calcext:type="maximum" calcext:color="#ff7b59"/>
            </calcext:color-scale>
          </calcext:conditional-format>
        </calcext:conditional-formats>
      </table:table>
      <table:table table:name="al menos 1 carencia social" table:style-name="ta1">
        <table:table-column table:style-name="co1" table:default-cell-style-name="ce3"/>
        <table:table-column table:style-name="co4" table:default-cell-style-name="ce7"/>
        <table:table-row table:style-name="ro1">
          <table:table-cell table:style-name="ce1" office:value-type="string" calcext:value-type="string" table:number-columns-spanned="2" table:number-rows-spanned="1">
            <text:p>Población con al menos una carencia social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Millones de personas (MDP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6.3" calcext:value-type="float">
            <text:p>86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9.1" calcext:value-type="float">
            <text:p>89.1</text:p>
          </table:table-cell>
        </table:table-row>
        <calcext:conditional-formats>
          <calcext:conditional-format calcext:target-range-address="'al menos 1 carencia social'.B3:'al menos 1 carencia social'.B8">
            <calcext:color-scale>
              <calcext:color-scale-entry calcext:value="0" calcext:type="minimum" calcext:color="#ffff6d"/>
              <calcext:color-scale-entry calcext:value="0" calcext:type="maximum" calcext:color="#ff7b59"/>
            </calcext:color-scale>
          </calcext:conditional-format>
        </calcext:conditional-formats>
      </table:table>
      <table:table table:name="rezago educativo" table:style-name="ta1">
        <table:table-column table:style-name="co1" table:default-cell-style-name="ce3"/>
        <table:table-column table:style-name="co5" table:default-cell-style-name="ce8"/>
        <table:table-row table:style-name="ro1">
          <table:table-cell table:style-name="ce1" office:value-type="string" calcext:value-type="string" table:number-columns-spanned="2" table:number-rows-spanned="1">
            <text:p>Población con rezago educativo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Millones de personas (MDP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.1" calcext:value-type="float">
            <text:p>21.1</text:p>
          </table:table-cell>
        </table:table-row>
        <calcext:conditional-formats>
          <calcext:conditional-format calcext:target-range-address="'rezago educativo'.B3:'rezago educativo'.B8">
            <calcext:color-scale>
              <calcext:color-scale-entry calcext:value="0" calcext:type="minimum" calcext:color="#ffff6d"/>
              <calcext:color-scale-entry calcext:value="0" calcext:type="maximum" calcext:color="#ff7b59"/>
            </calcext:color-scale>
          </calcext:conditional-format>
        </calcext:conditional-formats>
      </table:table>
      <table:table table:name="carencia seg social" table:style-name="ta1">
        <table:table-column table:style-name="co1" table:default-cell-style-name="ce3"/>
        <table:table-column table:style-name="co6" table:default-cell-style-name="ce9"/>
        <table:table-row table:style-name="ro1">
          <table:table-cell table:style-name="ce1" office:value-type="string" calcext:value-type="string" table:number-columns-spanned="2" table:number-rows-spanned="1">
            <text:p>Población con carencia por acceso a la seguridad social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Porcentaj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percentage" office:value="0.65" calcext:value-type="percentage">
            <text:p>65.0%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percentage" office:value="0.607" calcext:value-type="percentage">
            <text:p>60.7%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percentage" office:value="0.612" calcext:value-type="percentage">
            <text:p>61.2%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585" calcext:value-type="percentage">
            <text:p>58.5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558" calcext:value-type="percentage">
            <text:p>55.8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573" calcext:value-type="percentage">
            <text:p>57.3%</text:p>
          </table:table-cell>
        </table:table-row>
        <calcext:conditional-formats>
          <calcext:conditional-format calcext:target-range-address="'carencia seg social'.B3:'carencia seg social'.B8">
            <calcext:color-scale>
              <calcext:color-scale-entry calcext:value="0" calcext:type="minimum" calcext:color="#ffff6d"/>
              <calcext:color-scale-entry calcext:value="0" calcext:type="maximum" calcext:color="#ff7b5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5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17:13:19.278000000</meta:creation-date>
    <dc:date>2023-06-13T19:21:43.469000000</dc:date>
    <meta:editing-duration>PT4M47S</meta:editing-duration>
    <meta:editing-cycles>1</meta:editing-cycles>
    <meta:document-statistic meta:table-count="5" meta:cell-count="75" meta:object-count="0"/>
    <meta:generator>LibreOffice/7.5.3.2$Windows_X86_64 LibreOffice_project/9f56dff12ba03b9acd7730a5a481eea045e468f3</meta:generator>
  </office:meta>
</office:document-meta>
</file>